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Helper.build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Helper.checkSourceValidity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Helper.checkSourceValidity( SourceValidity s1Validity , SourceValidity s2Valid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Helper.registerSourc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